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09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2.1071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2.7319in"/>
    </style:style>
    <style:style style:name="co6" style:family="table-column">
      <style:table-column-properties fo:break-before="auto" style:column-width="2.3555in"/>
    </style:style>
    <style:style style:name="co7" style:family="table-column">
      <style:table-column-properties fo:break-before="auto" style:column-width="3.7681in"/>
    </style:style>
    <style:style style:name="co8" style:family="table-column">
      <style:table-column-properties fo:break-before="auto" style:column-width="1.2244in"/>
    </style:style>
    <style:style style:name="co9" style:family="table-column">
      <style:table-column-properties fo:break-before="auto" style:column-width="2.261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0.8563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3854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wrap-option="wrap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number-columns-repeated="237" table:default-cell-style-name="ce1"/>
        <table:table-column table:style-name="co20" table:number-columns-repeated="768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>
            <text:p>B1</text:p>
          </table:table-cell>
          <table:table-cell table:number-columns-repeated="2" office:value-type="string">
            <text:p>RECTIFIER-KBU</text:p>
          </table:table-cell>
          <table:table-cell office:value-type="string">
            <text:p>KBU</text:p>
          </table:table-cell>
          <table:table-cell office:value-type="string">
            <text:p>Rectifier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office:value-type="string">
            <text:p><text:s/>‎1253-CM316X7R106M25ATCT-ND‎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string">
            <text:p>4.7u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table:style-name="ce3" office:value-type="string">
            <text:p><text:span text:style-name="T1"><text:a xlink:href="https://www.digikey.com/product-detail/en/CL31B475KAHNFNE/1276-3177-1-ND/3891263?itemSeq=370521257">‎1276-3177-1-ND‎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C3</text:p>
          </table:table-cell>
          <table:table-cell office:value-type="string">
            <text:p>1nF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office:value-type="string">
            <text:p>478-10836-1-ND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office:value-type="string">
            <text:p>1276-1017-1-ND</text:p>
          </table:table-cell>
          <table:table-cell table:number-columns-repeated="1018"/>
        </table:table-row>
        <table:table-row table:style-name="ro1">
          <table:table-cell office:value-type="string">
            <text:p>C5</text:p>
          </table:table-cell>
          <table:table-cell office:value-type="string">
            <text:p>15pf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office:value-type="string">
            <text:p>478-11902-1-ND</text:p>
          </table:table-cell>
          <table:table-cell table:number-columns-repeated="1018"/>
        </table:table-row>
        <table:table-row table:style-name="ro1">
          <table:table-cell office:value-type="string">
            <text:p>C6</text:p>
          </table:table-cell>
          <table:table-cell office:value-type="string">
            <text:p>1nF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office:value-type="string">
            <text:p>478-10836-1-ND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CAP0805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office:value-type="string">
            <text:p>1276-1020-1-ND</text:p>
          </table:table-cell>
          <table:table-cell table:number-columns-repeated="1018"/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AP1206</text:p>
          </table:table-cell>
          <table:table-cell office:value-type="float" office:value="1206">
            <text:p>1206</text:p>
          </table:table-cell>
          <table:table-cell office:value-type="string">
            <text:p>Capacitor</text:p>
          </table:table-cell>
          <table:table-cell office:value-type="string">
            <text:p>1276-1017-1-ND</text:p>
          </table:table-cell>
          <table:table-cell table:number-columns-repeated="1018"/>
        </table:table-row>
        <table:table-row table:style-name="ro1">
          <table:table-cell office:value-type="string">
            <text:p>C11</text:p>
          </table:table-cell>
          <table:table-cell office:value-type="string">
            <text:p>12,000uf</text:p>
          </table:table-cell>
          <table:table-cell office:value-type="string">
            <text:p>CPOL-USE10-25</text:p>
          </table:table-cell>
          <table:table-cell office:value-type="string">
            <text:p>EB25D</text:p>
          </table:table-cell>
          <table:table-cell office:value-type="string">
            <text:p>POLARIZED CAPACITOR, American symbol</text:p>
          </table:table-cell>
          <table:table-cell office:value-type="string">
            <text:p><text:s/>‎338-3805-ND‎</text:p>
          </table:table-cell>
          <table:table-cell table:number-columns-repeated="1018"/>
        </table:table-row>
        <table:table-row table:style-name="ro1">
          <table:table-cell office:value-type="string">
            <text:p>DISPLAY</text:p>
          </table:table-cell>
          <table:table-cell office:value-type="float" office:value="1.8">
            <text:p>1.8</text:p>
          </table:table-cell>
          <table:table-cell office:value-type="string">
            <text:p>TFT</text:p>
          </table:table-cell>
          <table:table-cell office:value-type="string">
            <text:p>DISPLAY"</text:p>
          </table:table-cell>
          <table:table-cell office:value-type="string">
            <text:p>M08LOCK_LONGPADS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ENC1</text:p>
          </table:table-cell>
          <table:table-cell/>
          <table:table-cell office:value-type="string">
            <text:p>M04LOCK_LONGPADS</text:p>
          </table:table-cell>
          <table:table-cell office:value-type="string">
            <text:p>1X04_LOCK_LONGPADS</text:p>
          </table:table-cell>
          <table:table-cell office:value-type="string">
            <text:p><text:s/>‎PEC12R-4020F-S0024‎</text:p>
          </table:table-cell>
          <table:table-cell office:value-type="string">
            <text:p><text:s/>‎PEC11R-4215F-S0024‎</text:p>
          </table:table-cell>
          <table:table-cell table:number-columns-repeated="1018"/>
        </table:table-row>
        <table:table-row table:style-name="ro1">
          <table:table-cell office:value-type="string">
            <text:p>ENC2</text:p>
          </table:table-cell>
          <table:table-cell/>
          <table:table-cell office:value-type="string">
            <text:p>M04LOCK_LONGPADS</text:p>
          </table:table-cell>
          <table:table-cell office:value-type="string">
            <text:p>1X04_LOCK_LONGPADS</text:p>
          </table:table-cell>
          <table:table-cell office:value-type="string">
            <text:p><text:s/>‎PEC12R-4020F-S0024‎</text:p>
          </table:table-cell>
          <table:table-cell office:value-type="string">
            <text:p><text:s/>‎PEC11R-4215F-S0024‎</text:p>
          </table:table-cell>
          <table:table-cell table:number-columns-repeated="1018"/>
        </table:table-row>
        <table:table-row table:style-name="ro1">
          <table:table-cell office:value-type="string">
            <text:p>IC1</text:p>
          </table:table-cell>
          <table:table-cell office:value-type="string">
            <text:p>TLV2172IDR</text:p>
          </table:table-cell>
          <table:table-cell office:value-type="string">
            <text:p>TLV2171IDR</text:p>
          </table:table-cell>
          <table:table-cell office:value-type="string">
            <text:p>SOIC8</text:p>
          </table:table-cell>
          <table:table-cell office:value-type="string">
            <text:p>Op-Amp</text:p>
          </table:table-cell>
          <table:table-cell table:style-name="ce3" office:value-type="string">
            <text:p><text:span text:style-name="T1"><text:a xlink:href="https://www.digikey.com/product-detail/en/TLV2172IDR/296-47385-1-ND/7688578?itemSeq=368264656">296-47385-1-ND‎</text:a></text:span></text:p>
          </table:table-cell>
          <table:table-cell office:value-type="string">
            <text:p>OR TLV9302IDR (296-53513-1-ND)</text:p>
          </table:table-cell>
          <table:table-cell table:number-columns-repeated="1017"/>
        </table:table-row>
        <table:table-row table:style-name="ro1">
          <table:table-cell office:value-type="string">
            <text:p>IC2</text:p>
          </table:table-cell>
          <table:table-cell office:value-type="string">
            <text:p>TLV2172IDR</text:p>
          </table:table-cell>
          <table:table-cell office:value-type="string">
            <text:p>TLV2171IDR</text:p>
          </table:table-cell>
          <table:table-cell office:value-type="string">
            <text:p>SOIC8</text:p>
          </table:table-cell>
          <table:table-cell office:value-type="string">
            <text:p>Op-Amp</text:p>
          </table:table-cell>
          <table:table-cell table:style-name="ce3" office:value-type="string">
            <text:p><text:span text:style-name="T1"><text:a xlink:href="https://www.digikey.com/product-detail/en/TLV2172IDR/296-47385-1-ND/7688578?itemSeq=368264656">296-47385-1-ND‎</text:a></text:span></text:p>
          </table:table-cell>
          <table:table-cell office:value-type="string">
            <text:p>OR TLV9302IDR (296-53513-1-ND)</text:p>
          </table:table-cell>
          <table:table-cell table:number-columns-repeated="1017"/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INA180A1IDBVR</text:p>
          </table:table-cell>
          <table:table-cell office:value-type="string">
            <text:p>SOIC8</text:p>
          </table:table-cell>
          <table:table-cell office:value-type="string">
            <text:p>Current Sense</text:p>
          </table:table-cell>
          <table:table-cell office:value-type="string">
            <text:p><text:s/>‎INA180A1IDBVR‎</text:p>
          </table:table-cell>
          <table:table-cell office:value-type="string">
            <text:p>OR TSC888AILT(497-8269-1-ND)</text:p>
          </table:table-cell>
          <table:table-cell table:number-columns-repeated="1017"/>
        </table:table-row>
        <table:table-row table:style-name="ro1">
          <table:table-cell office:value-type="string">
            <text:p>IC5</text:p>
          </table:table-cell>
          <table:table-cell table:number-columns-repeated="2" office:value-type="string">
            <text:p>LM334M</text:p>
          </table:table-cell>
          <table:table-cell office:value-type="string">
            <text:p>SO08</text:p>
          </table:table-cell>
          <table:table-cell office:value-type="string">
            <text:p>3-Terminal Adjustable Current Sources</text:p>
          </table:table-cell>
          <table:table-cell table:style-name="ce3" office:value-type="string">
            <text:p><text:span text:style-name="T1"><text:a xlink:href="https://www.digikey.com/product-detail/en/LM334MX%2FNOPB/LM334MX%2FNOPBCT-ND/4988724?itemSeq=368264659">‎LM334MX/NOPBCT-ND‎</text:a></text:span></text:p>
          </table:table-cell>
          <table:table-cell table:number-columns-repeated="1018"/>
        </table:table-row>
        <table:table-row table:style-name="ro2">
          <table:table-cell office:value-type="string">
            <text:p>IC6</text:p>
          </table:table-cell>
          <table:table-cell office:value-type="string">
            <text:p>AS78L05RTR-E1</text:p>
          </table:table-cell>
          <table:table-cell office:value-type="string">
            <text:p>78L05F</text:p>
          </table:table-cell>
          <table:table-cell office:value-type="string">
            <text:p>SOT89</text:p>
          </table:table-cell>
          <table:table-cell office:value-type="string">
            <text:p>POSITOIV-VOLTAGE REGULATORS</text:p>
          </table:table-cell>
          <table:table-cell office:value-type="string">
            <text:p>Stock</text:p>
          </table:table-cell>
          <table:table-cell table:style-name="ce4" office:value-type="string">
            <text:p>MC78L05ACHT1G</text:p>
          </table:table-cell>
          <table:table-cell table:number-columns-repeated="1017"/>
        </table:table-row>
        <table:table-row table:style-name="ro1">
          <table:table-cell office:value-type="string">
            <text:p>JP1</text:p>
          </table:table-cell>
          <table:table-cell table:number-columns-repeated="2" office:value-type="string">
            <text:p>M023.5MM_LOCK</text:p>
          </table:table-cell>
          <table:table-cell office:value-type="string">
            <text:p>SCREWTERMINAL-3.5MM-2_LOCK</text:p>
          </table:table-cell>
          <table:table-cell office:value-type="string">
            <text:p>Standard 2-pin 0.1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JP2</text:p>
          </table:table-cell>
          <table:table-cell table:number-columns-repeated="2" office:value-type="string">
            <text:p>M023.5MM</text:p>
          </table:table-cell>
          <table:table-cell office:value-type="string">
            <text:p>SCREWTERMINAL-3.5MM-2</text:p>
          </table:table-cell>
          <table:table-cell office:value-type="string">
            <text:p>Standard 2-pin 0.1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JP3</text:p>
          </table:table-cell>
          <table:table-cell office:value-type="string">
            <text:p>FAN</text:p>
          </table:table-cell>
          <table:table-cell office:value-type="string">
            <text:p>M02POLAR_LOCK</text:p>
          </table:table-cell>
          <table:table-cell office:value-type="string">
            <text:p>MOLEX-1X2_LOCK</text:p>
          </table:table-cell>
          <table:table-cell office:value-type="string">
            <text:p>Standard 2-pin 0.1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JP4</text:p>
          </table:table-cell>
          <table:table-cell office:value-type="string">
            <text:p>TEMP_SENSE</text:p>
          </table:table-cell>
          <table:table-cell office:value-type="string">
            <text:p>M02PTH</text:p>
          </table:table-cell>
          <table:table-cell office:value-type="string">
            <text:p>1X02</text:p>
          </table:table-cell>
          <table:table-cell office:value-type="string">
            <text:p>Standard 2-pin 0.1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2">
          <table:table-cell office:value-type="string">
            <text:p>LED1</text:p>
          </table:table-cell>
          <table:table-cell office:value-type="string">
            <text:p>RED</text:p>
          </table:table-cell>
          <table:table-cell office:value-type="string">
            <text:p>LED1206</text:p>
          </table:table-cell>
          <table:table-cell office:value-type="string">
            <text:p>LED-1206</text:p>
          </table:table-cell>
          <table:table-cell office:value-type="string">
            <text:p>LEDs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PRG</text:p>
          </table:table-cell>
          <table:table-cell/>
          <table:table-cell office:value-type="string">
            <text:p>M05LOCK</text:p>
          </table:table-cell>
          <table:table-cell office:value-type="string">
            <text:p>1X05_LOCK</text:p>
          </table:table-cell>
          <table:table-cell office:value-type="string">
            <text:p>Header 5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Q1</text:p>
          </table:table-cell>
          <table:table-cell table:number-columns-repeated="2" office:value-type="string">
            <text:p>TIP41C</text:p>
          </table:table-cell>
          <table:table-cell office:value-type="string">
            <text:p>TO220AV</text:p>
          </table:table-cell>
          <table:table-cell office:value-type="string">
            <text:p>NPN TRANSISTOR</text:p>
          </table:table-cell>
          <table:table-cell office:value-type="string">
            <text:p><text:s/>‎497-2622-5-ND‎</text:p>
          </table:table-cell>
          <table:table-cell table:number-columns-repeated="1018"/>
        </table:table-row>
        <table:table-row table:style-name="ro1">
          <table:table-cell office:value-type="string">
            <text:p>Q2</text:p>
          </table:table-cell>
          <table:table-cell office:value-type="string">
            <text:p>IRLML6344TRPBF</text:p>
          </table:table-cell>
          <table:table-cell office:value-type="string">
            <text:p>MOSFET-NCHANNEL2N7002PW</text:p>
          </table:table-cell>
          <table:table-cell office:value-type="string">
            <text:p>SOT323</text:p>
          </table:table-cell>
          <table:table-cell table:number-columns-repeated="2" office:value-type="string">
            <text:p>IRLML6344TRPBF</text:p>
          </table:table-cell>
          <table:table-cell table:number-columns-repeated="1018"/>
        </table:table-row>
        <table:table-row table:style-name="ro1">
          <table:table-cell office:value-type="string">
            <text:p>Q3</text:p>
          </table:table-cell>
          <table:table-cell/>
          <table:table-cell office:value-type="string">
            <text:p>TRANSISTOR_NPNSOT23</text:p>
          </table:table-cell>
          <table:table-cell office:value-type="string">
            <text:p>SOT23</text:p>
          </table:table-cell>
          <table:table-cell office:value-type="string">
            <text:p>Generic NPN BJT</text:p>
          </table:table-cell>
          <table:table-cell office:value-type="string">
            <text:p>MMBT3904</text:p>
          </table:table-cell>
          <table:table-cell office:value-type="string">
            <text:p>stock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1.47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<text:s/>‎311-1.47KFRCT-ND‎</text:p>
          </table:table-cell>
          <table:table-cell table:number-columns-repeated="1018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table:style-name="ce3" office:value-type="string">
            <text:p>‎RC1206FR-0710KL‎</text:p>
          </table:table-cell>
          <table:table-cell table:number-columns-repeated="1018"/>
        </table:table-row>
        <table:table-row table:style-name="ro1">
          <table:table-cell office:value-type="string">
            <text:p>R3</text:p>
          </table:table-cell>
          <table:table-cell office:value-type="string">
            <text:p>1.5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table:style-name="ce3" office:value-type="string">
            <text:p><text:span text:style-name="T1"><text:a xlink:href="https://www.digikey.com/product-detail/en/RC1206FR-071K5L/311-1.50KFRCT-ND/731388?itemSeq=370475846">‎311-1.50KFRCT-ND‎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R4</text:p>
          </table:table-cell>
          <table:table-cell office:value-type="string">
            <text:p>100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RR12P100KDCT-ND</text:p>
          </table:table-cell>
          <table:table-cell table:number-columns-repeated="1018"/>
        </table:table-row>
        <table:table-row table:style-name="ro1">
          <table:table-cell office:value-type="string">
            <text:p>R5</text:p>
          </table:table-cell>
          <table:table-cell table:style-name="ce2" office:value-type="float" office:value="0.1">
            <text:p>0.1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table:style-name="ce3" office:value-type="string">
            <text:p><text:span text:style-name="T1"><text:a xlink:href="https://www.digikey.com/product-detail/en/CSR1206FTR100/CSR1206FTR100CT-ND/3477073?itemSeq=370523357">‎CSR1206FTR100CT-ND‎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R6</text:p>
          </table:table-cell>
          <table:table-cell table:style-name="ce2" office:value-type="float" office:value="0.1">
            <text:p>0.1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table:style-name="ce3" office:value-type="string">
            <text:p><text:span text:style-name="T1"><text:a xlink:href="https://www.digikey.com/product-detail/en/CSR1206FTR100/CSR1206FTR100CT-ND/3477073?itemSeq=370523357">‎CSR1206FTR100CT-ND‎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R7</text:p>
          </table:table-cell>
          <table:table-cell table:style-name="ce2" office:value-type="float" office:value="13">
            <text:p>13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RC1206FR-0713RL</text:p>
          </table:table-cell>
          <table:table-cell table:number-columns-repeated="1018"/>
        </table:table-row>
        <table:table-row table:style-name="ro1">
          <table:table-cell office:value-type="string">
            <text:p>R8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9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11</text:p>
          </table:table-cell>
          <table:table-cell table:style-name="ce2" office:value-type="float" office:value="300">
            <text:p>300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RR12P300DCT-ND</text:p>
          </table:table-cell>
          <table:table-cell table:number-columns-repeated="1018"/>
        </table:table-row>
        <table:table-row table:style-name="ro1">
          <table:table-cell office:value-type="string">
            <text:p>R12</text:p>
          </table:table-cell>
          <table:table-cell table:style-name="ce2" office:value-type="float" office:value="300">
            <text:p>300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RR12P300DCT-ND</text:p>
          </table:table-cell>
          <table:table-cell table:number-columns-repeated="1018"/>
        </table:table-row>
        <table:table-row table:style-name="ro1">
          <table:table-cell office:value-type="string">
            <text:p>R14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15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16</text:p>
          </table:table-cell>
          <table:table-cell office:value-type="string">
            <text:p>2k</text:p>
          </table:table-cell>
          <table:table-cell office:value-type="string">
            <text:p>RESISTOR0805-RES</text:p>
          </table:table-cell>
          <table:table-cell office:value-type="float" office:value="805">
            <text:p>805</text:p>
          </table:table-cell>
          <table:table-cell office:value-type="string">
            <text:p>Resistor</text:p>
          </table:table-cell>
          <table:table-cell office:value-type="string">
            <text:p><text:s/>‎2019-RK73H2ATTD2001FCT-ND‎</text:p>
          </table:table-cell>
          <table:table-cell table:number-columns-repeated="1018"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R21</text:p>
          </table:table-cell>
          <table:table-cell office:value-type="string">
            <text:p>1.3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Resistor</text:p>
          </table:table-cell>
          <table:table-cell office:value-type="string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TS sensor</text:p>
          </table:table-cell>
          <table:table-cell table:number-columns-repeated="2"/>
          <table:table-cell office:value-type="string">
            <text:p>‎NTCALUG03A103G‎</text:p>
          </table:table-cell>
          <table:table-cell table:number-columns-repeated="1020"/>
        </table:table-row>
        <table:table-row table:style-name="ro1">
          <table:table-cell office:value-type="string">
            <text:p>U3</text:p>
          </table:table-cell>
          <table:table-cell table:number-columns-repeated="2" office:value-type="string">
            <text:p>PIC16F1778-X/SO</text:p>
          </table:table-cell>
          <table:table-cell office:value-type="string">
            <text:p>SOIC28-W_MC</text:p>
          </table:table-cell>
          <table:table-cell/>
          <table:table-cell office:value-type="string">
            <text:p>PIC16F1778-X/SO</text:p>
          </table:table-cell>
          <table:table-cell table:number-columns-repeated="1018"/>
        </table:table-row>
        <table:table-row table:style-name="ro1">
          <table:table-cell office:value-type="string">
            <text:p>UART</text:p>
          </table:table-cell>
          <table:table-cell/>
          <table:table-cell office:value-type="string">
            <text:p>M03LOCK_LONGPADS</text:p>
          </table:table-cell>
          <table:table-cell office:value-type="string">
            <text:p>1X03_LOCK_LONGPADS</text:p>
          </table:table-cell>
          <table:table-cell office:value-type="string">
            <text:p>Header 3</text:p>
          </table:table-cell>
          <table:table-cell table:number-columns-repeated="1019"/>
        </table:table-row>
        <table:table-row table:style-name="ro1">
          <table:table-cell office:value-type="string">
            <text:p>VREF</text:p>
          </table:table-cell>
          <table:table-cell table:number-columns-repeated="2" office:value-type="string">
            <text:p>ADR5040ARTZ-REEL7</text:p>
          </table:table-cell>
          <table:table-cell office:value-type="string">
            <text:p>RT_3_ADI</text:p>
          </table:table-cell>
          <table:table-cell/>
          <table:table-cell table:style-name="ce3" office:value-type="string">
            <text:p>‎ADR5040ARTZ-REEL7‎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wer Receptable</text:p>
          </table:table-cell>
          <table:table-cell table:number-columns-repeated="2"/>
          <table:table-cell table:number-columns-repeated="2" table:style-name="ce3" office:value-type="string">
            <text:p>719W-00/0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inding Posts</text:p>
          </table:table-cell>
          <table:table-cell table:number-columns-repeated="2"/>
          <table:table-cell table:number-columns-repeated="2" office:value-type="string">
            <text:p><text:s/>PRT-0973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inding Posts</text:p>
          </table:table-cell>
          <table:table-cell table:number-columns-repeated="2"/>
          <table:table-cell table:number-columns-repeated="2" office:value-type="string">
            <text:p><text:s/>PRT-097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ncoder connector</text:p>
          </table:table-cell>
          <table:table-cell table:number-columns-repeated="3"/>
          <table:table-cell office:value-type="string">
            <text:p>STOCK</text:p>
          </table:table-cell>
          <table:table-cell table:style-name="ce3" office:value-type="string">
            <text:p>1597-1502-ND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pAmp_CCCV_Regulator_2021_09_09_B" table:base-cell-address="$Sheet1.$A$1" table:cell-range-address="$Sheet1.$A$1:.$V$5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10/11/2021</text:date>, <text:time>08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Savage</meta:initial-creator>
    <meta:creation-date>2021-09-10T10:53:17</meta:creation-date>
    <dc:date>2021-10-11T08:24:02.41</dc:date>
    <meta:generator>OpenOffice/4.1.6$Win32 OpenOffice.org_project/416m1$Build-9790</meta:generator>
    <meta:editing-duration>PT22S</meta:editing-duration>
    <meta:editing-cycles>1</meta:editing-cycles>
    <meta:document-statistic meta:table-count="1" meta:cell-count="298" meta:object-count="0"/>
  </office:meta>
</office:document-meta>
</file>